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697cm"/>
    </style:style>
    <style:style style:name="co2" style:family="table-column">
      <style:table-column-properties fo:break-before="auto" style:column-width="5.024cm"/>
    </style:style>
    <style:style style:name="co3" style:family="table-column">
      <style:table-column-properties fo:break-before="auto" style:column-width="2.173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 style:font-name-asian="DejaVu Sans1" style:font-name-complex="DejaVu Sans1"/>
    </style:style>
  </office:automatic-styles>
  <office:body>
    <office:spreadsheet>
      <table:table table:name="Organisa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Title</text:p>
          </table:table-cell>
          <table:table-cell office:value-type="string">
            <text:p>Description</text:p>
          </table:table-cell>
          <table:table-cell table:style-name="ce1" office:value-type="string">
            <text:p>Telephone</text:p>
          </table:table-cell>
          <table:table-cell office:value-type="string">
            <text:p>Email</text:p>
          </table:table-cell>
        </table:table-row>
        <table:table-row table:style-name="ro2">
          <table:table-cell office:value-type="string">
            <text:p>Foo Organisation 0</text:p>
          </table:table-cell>
          <table:table-cell office:value-type="string">
            <text:p>Description organisation 0</text:p>
          </table:table-cell>
          <table:table-cell office:value-type="float" office:value="12345670">
            <text:p>12345670</text:p>
          </table:table-cell>
          <table:table-cell office:value-type="string">
            <text:p>org0@foo.com</text:p>
          </table:table-cell>
        </table:table-row>
        <table:table-row table:style-name="ro2">
          <table:table-cell office:value-type="string">
            <text:p>Foo Organisation 1</text:p>
          </table:table-cell>
          <table:table-cell office:value-type="string">
            <text:p>Description organisation 1</text:p>
          </table:table-cell>
          <table:table-cell office:value-type="float" office:value="12345671">
            <text:p>12345671</text:p>
          </table:table-cell>
          <table:table-cell office:value-type="string">
            <text:p>org1@foo.com</text:p>
          </table:table-cell>
        </table:table-row>
        <table:table-row table:style-name="ro2">
          <table:table-cell office:value-type="string">
            <text:p>Foo Organisation 2</text:p>
          </table:table-cell>
          <table:table-cell office:value-type="string">
            <text:p>Description organisation 2</text:p>
          </table:table-cell>
          <table:table-cell office:value-type="float" office:value="12345672">
            <text:p>12345672</text:p>
          </table:table-cell>
          <table:table-cell office:value-type="string">
            <text:p>org2@foo.com</text:p>
          </table:table-cell>
        </table:table-row>
        <table:table-row table:style-name="ro2">
          <table:table-cell office:value-type="string">
            <text:p>Foo Organisation 3</text:p>
          </table:table-cell>
          <table:table-cell office:value-type="string">
            <text:p>Description organisation 3</text:p>
          </table:table-cell>
          <table:table-cell office:value-type="float" office:value="12345673">
            <text:p>12345673</text:p>
          </table:table-cell>
          <table:table-cell office:value-type="string">
            <text:p>org3@foo.com</text:p>
          </table:table-cell>
        </table:table-row>
        <table:table-row table:style-name="ro2">
          <table:table-cell office:value-type="string">
            <text:p>Foo Organisation 4</text:p>
          </table:table-cell>
          <table:table-cell office:value-type="string">
            <text:p>Description organisation 4</text:p>
          </table:table-cell>
          <table:table-cell office:value-type="float" office:value="12345674">
            <text:p>12345674</text:p>
          </table:table-cell>
          <table:table-cell office:value-type="string">
            <text:p>org4@foo.com</text:p>
          </table:table-cell>
        </table:table-row>
        <table:table-row table:style-name="ro2">
          <table:table-cell office:value-type="string">
            <text:p>Foo Organisation 5</text:p>
          </table:table-cell>
          <table:table-cell office:value-type="string">
            <text:p>Description organisation 5</text:p>
          </table:table-cell>
          <table:table-cell office:value-type="float" office:value="12345675">
            <text:p>12345675</text:p>
          </table:table-cell>
          <table:table-cell office:value-type="string">
            <text:p>org5@foo.com</text:p>
          </table:table-cell>
        </table:table-row>
        <table:table-row table:style-name="ro2">
          <table:table-cell office:value-type="string">
            <text:p>Foo Organisation 6</text:p>
          </table:table-cell>
          <table:table-cell office:value-type="string">
            <text:p>Description organisation 6</text:p>
          </table:table-cell>
          <table:table-cell office:value-type="float" office:value="12345676">
            <text:p>12345676</text:p>
          </table:table-cell>
          <table:table-cell table:style-name="ce1" office:value-type="string">
            <text:p>org6@foo.com</text:p>
          </table:table-cell>
        </table:table-row>
        <table:table-row table:style-name="ro2">
          <table:table-cell office:value-type="string">
            <text:p>Foo Organisation 7</text:p>
          </table:table-cell>
          <table:table-cell office:value-type="string">
            <text:p>Description organisation 7</text:p>
          </table:table-cell>
          <table:table-cell office:value-type="float" office:value="12345677">
            <text:p>12345677</text:p>
          </table:table-cell>
          <table:table-cell table:style-name="ce1" office:value-type="string">
            <text:p>org7@foo.com</text:p>
          </table:table-cell>
        </table:table-row>
        <table:table-row table:style-name="ro2">
          <table:table-cell office:value-type="string">
            <text:p>Foo Organisation 8</text:p>
          </table:table-cell>
          <table:table-cell office:value-type="string">
            <text:p>Description organisation 8</text:p>
          </table:table-cell>
          <table:table-cell office:value-type="float" office:value="12345678">
            <text:p>12345678</text:p>
          </table:table-cell>
          <table:table-cell table:style-name="ce1" office:value-type="string">
            <text:p>org8@foo.com</text:p>
          </table:table-cell>
        </table:table-row>
        <table:table-row table:style-name="ro2">
          <table:table-cell office:value-type="string">
            <text:p>Foo Organisation 9</text:p>
          </table:table-cell>
          <table:table-cell office:value-type="string">
            <text:p>Description organisation 9</text:p>
          </table:table-cell>
          <table:table-cell office:value-type="float" office:value="12345679">
            <text:p>12345679</text:p>
          </table:table-cell>
          <table:table-cell table:style-name="ce1" office:value-type="string">
            <text:p>org9@foo.com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4">04/03/2008</text:date>, <text:time>22:2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creation-date>2008-02-22T11:32:25</meta:creation-date>
    <dc:date>2008-03-04T22:20:17</dc:date>
    <dc:language>fr-FR</dc:language>
    <meta:editing-cycles>33</meta:editing-cycles>
    <meta:editing-duration>PT5H36M15S</meta:editing-duration>
    <meta:user-defined meta:name="Info 1"/>
    <meta:user-defined meta:name="Info 2"/>
    <meta:user-defined meta:name="Info 3"/>
    <meta:user-defined meta:name="Info 4"/>
    <meta:document-statistic meta:table-count="1" meta:cell-count="44"/>
  </office:meta>
</office:document-meta>
</file>